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AR PL UMing HK1" svg:font-family="'AR PL UMing HK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AR PL UMing HK2" svg:font-family="'AR PL UMing HK'" style:font-pitch="variable"/>
    <style:font-face style:name="Bandal" svg:font-family="Bandal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-complex="Times New Roman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Bandal" fo:font-size="12pt" fo:font-weight="normal" style:font-size-asian="12pt" style:font-weight-asian="normal" style:font-name-complex="Bandal" style:font-size-complex="12pt" style:font-weight-complex="normal"/>
    </style:style>
    <style:style style:name="P6" style:family="paragraph" style:parent-style-name="Standard">
      <style:text-properties style:font-name="Courier New" fo:font-size="12pt" fo:font-weight="normal" style:font-size-asian="12pt" style:font-weight-asian="normal" style:font-name-complex="Courier New" style:font-size-complex="12pt" style:font-weight-complex="normal"/>
    </style:style>
    <style:style style:name="P7" style:family="paragraph" style:parent-style-name="Standard">
      <style:paragraph-properties style:line-height-at-least="0.176cm"/>
      <style:text-properties style:font-name="Courier New" fo:font-size="7pt" fo:font-weight="normal" style:font-size-asian="7pt" style:font-weight-asian="normal" style:font-name-complex="Courier New" style:font-size-complex="7pt" style:font-weight-complex="normal"/>
    </style:style>
    <style:style style:name="P8" style:family="paragraph" style:parent-style-name="Standard">
      <style:text-properties fo:font-size="7pt" style:font-size-asian="6.09999990463257pt" style:font-size-complex="7pt"/>
    </style:style>
    <style:style style:name="P9" style:family="paragraph" style:parent-style-name="Standard">
      <style:text-properties style:font-name="Courier New1"/>
    </style:style>
    <style:style style:name="P10" style:family="paragraph" style:parent-style-name="Standard">
      <style:text-properties style:font-name="Courier New1" fo:font-size="7pt" style:font-size-asian="6.09999990463257pt" style:font-size-complex="7pt"/>
    </style:style>
    <style:style style:name="P11" style:family="paragraph" style:parent-style-name="Preformatted_20_Text">
      <style:text-properties style:font-name="Bandal" fo:font-size="12pt" fo:font-weight="normal" style:font-size-asian="12pt" style:font-weight-asian="normal" style:font-name-complex="Band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Preformatted_20_Text"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.499cm"/>
    </style:style>
    <style:style style:name="P15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WW8Num3"/>
    <style:style style:name="P17" style:family="paragraph" style:parent-style-name="Standard" style:list-style-name="WW8Num3">
      <style:text-properties style:font-name-complex="Times New Roman"/>
    </style:style>
    <style:style style:name="P18" style:family="paragraph" style:parent-style-name="Standard" style:list-style-name="WW8Num1"/>
    <style:style style:name="P1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 style:list-style-name="WW8Num1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 style:list-style-name="WW8Num1">
      <style:text-properties fo:font-size="13pt" fo:font-weight="normal" style:font-size-asian="13pt" style:font-weight-asian="normal" style:font-size-complex="13pt" style:font-weight-complex="bold"/>
    </style:style>
    <style:style style:name="P22" style:family="paragraph" style:parent-style-name="Standard" style:list-style-name="WW8Num1"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style:line-height-at-least="0.176cm"/>
    </style:style>
    <style:style style:name="P24" style:family="paragraph" style:parent-style-name="Standard" style:list-style-name="L3">
      <style:paragraph-properties style:line-height-at-least="0.176cm"/>
    </style:style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>
      <style:paragraph-properties style:line-height-at-least="0.176cm"/>
      <style:text-properties style:font-name="Courier New" fo:font-size="7pt" fo:font-weight="normal" style:font-size-asian="7pt" style:font-weight-asian="normal" style:font-name-complex="Courier New" style:font-size-complex="7pt" style:font-weight-complex="normal"/>
    </style:style>
    <style:style style:name="P28" style:family="paragraph" style:parent-style-name="Preformatted_20_Text" style:list-style-name="WW8Num3">
      <style:text-properties style:font-name="Times New Roman" fo:font-size="12pt" style:font-size-asian="12pt" style:font-size-complex="12pt"/>
    </style:style>
    <style:style style:name="P29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30" style:family="paragraph" style:parent-style-name="Preformatted_20_Text" style:list-style-name="L2">
      <style:paragraph-properties fo:margin-top="0cm" fo:margin-bottom="0.499cm"/>
    </style:style>
    <style:style style:name="P31" style:family="paragraph" style:parent-style-name="Preformatted_20_Text" style:list-style-name="WW8Num2">
      <style:paragraph-properties fo:margin-top="0cm" fo:margin-bottom="0.499cm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-complex="Times New Roman"/>
    </style:style>
    <style:style style:name="T4" style:family="text">
      <style:text-properties fo:font-size="12pt" style:font-name-asian="Times New Roman1" style:font-size-asian="12pt" style:font-name-complex="Times New Roman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1" style:font-name-asian="Times New Roman1" style:font-size-asian="10.5pt" style:font-name-complex="Times New Roman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style:font-size-asian="12pt" style:font-name-complex="Times New Roman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normal"/>
    </style:style>
    <style:style style:name="T14" style:family="text">
      <style:text-properties fo:color="#ff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color="#ff0000" style:font-name="Times New Roman" fo:font-size="12pt" style:font-size-asian="12pt" style:font-name-complex="Times New Roman" style:font-size-complex="12pt"/>
    </style:style>
    <style:style style:name="T16" style:family="text">
      <style:text-properties fo:color="#ff0000" style:font-name="Times New Roman" fo:font-size="12pt" fo:font-weight="bold" style:font-size-asian="12pt" style:font-weight-asian="bold" style:font-name-complex="Times New Roman" style:font-size-complex="12pt" style:font-weight-complex="normal"/>
    </style:style>
    <style:style style:name="T17" style:family="text">
      <style:text-properties fo:color="#0000ff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0000ff" style:font-name="Times New Roman" fo:font-size="12pt" style:font-size-asian="12pt" style:font-name-complex="Times New Roman" style:font-size-complex="12pt"/>
    </style:style>
    <style:style style:name="T19" style:family="text">
      <style:text-properties fo:color="#0000ff" style:font-name="Times New Roman" fo:font-size="12pt" fo:font-weight="bold" style:font-size-asian="12pt" style:font-weight-asian="bold" style:font-name-complex="Times New Roman" style:font-size-complex="12pt"/>
    </style:style>
    <style:style style:name="T20" style:family="text">
      <style:text-properties fo:color="#7da647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color="#7da647" style:font-name="Times New Roman" fo:font-size="12pt" style:font-size-asian="12pt" style:font-name-complex="Times New Roman" style:font-size-complex="12pt"/>
    </style:style>
    <style:style style:name="T22" style:family="text">
      <style:text-properties fo:color="#7da647" style:font-name="Times New Roman" fo:font-size="12pt" fo:font-weight="bold" style:font-size-asian="12pt" style:font-weight-asian="bold" style:font-name-complex="Times New Roman" style:font-size-complex="12pt"/>
    </style:style>
    <style:style style:name="T23" style:family="text">
      <style:text-properties fo:color="#7da647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4" style:family="text">
      <style:text-properties fo:color="#ff420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color="#ff420e" style:font-name="Times New Roman" fo:font-size="12pt" style:font-size-asian="12pt" style:font-name-complex="Times New Roman" style:font-size-complex="12pt"/>
    </style:style>
    <style:style style:name="T26" style:family="text">
      <style:text-properties fo:color="#808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color="#808000" style:font-name="Times New Roman" fo:font-size="12pt" style:font-size-asian="12pt" style:font-name-complex="Times New Roman" style:font-size-complex="12pt"/>
    </style:style>
    <style:style style:name="T28" style:family="text">
      <style:text-properties fo:color="#808000" style:font-name="Times New Roman" fo:font-size="12pt" fo:font-weight="bold" style:font-size-asian="12pt" style:font-weight-asian="bold" style:font-name-complex="Times New Roman" style:font-size-complex="12pt"/>
    </style:style>
    <style:style style:name="T29" style:family="text">
      <style:text-properties fo:color="#004a4a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0" style:family="text">
      <style:text-properties fo:color="#004a4a" style:font-name="Times New Roman" fo:font-size="12pt" style:font-size-asian="12pt" style:font-name-complex="Times New Roman" style:font-size-complex="12pt"/>
    </style:style>
    <style:style style:name="T31" style:family="text">
      <style:text-properties fo:color="#004a4a" style:font-name="Times New Roman" fo:font-size="12pt" fo:font-weight="bold" style:font-size-asian="12pt" style:font-weight-asian="bold" style:font-name-complex="Times New Roman" style:font-size-complex="12pt"/>
    </style:style>
    <style:style style:name="T32" style:family="text">
      <style:text-properties style:font-name="Courier New1"/>
    </style:style>
    <style:style style:name="T33" style:family="text">
      <style:text-properties style:font-name="Courier New1" style:font-name-complex="Times New Roman"/>
    </style:style>
    <style:style style:name="T34" style:family="text">
      <style:text-properties style:font-name="Courier New1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MS-Beamer Brigata 2012</text:p>
      <text:p text:style-name="P4"/>
      <text:p text:style-name="Standard">I<text:span text:style-name="T1">nstallazione del sistema SMS2BEAMER</text:span></text:p>
      <text:p text:style-name="Standard"/>
      <text:list xml:id="list2023881564" text:style-name="WW8Num3">
        <text:list-item>
          <text:p text:style-name="P16">Predisposizioni</text:p>
          <text:list>
            <text:list-item>
              <text:p text:style-name="P16">Computer con UBUNTU LINUX (provato con ubuntu 11.10)</text:p>
            </text:list-item>
            <text:list-item>
              <text:p text:style-name="P16">Firefox installato</text:p>
            </text:list-item>
            <text:list-item>
              <text:p text:style-name="P16">Penna USB con carta SIM</text:p>
            </text:list-item>
          </text:list>
        </text:list-item>
      </text:list>
      <text:p text:style-name="Standard"/>
      <text:list xml:id="list242445922" text:continue-numbering="true" text:style-name="WW8Num3">
        <text:list-item>
          <text:p text:style-name="P16">Installazione (povato con gammu e gammu-smsd versione 1.30-2)</text:p>
          <text:list>
            <text:list-item>
              <text:p text:style-name="P16">Installare gammu: da terminale <text:span text:style-name="T2">sudo apt-get install gammu</text:span></text:p>
            </text:list-item>
            <text:list-item>
              <text:p text:style-name="P16"><text:span text:style-name="T3">Installare gammu smsd: da terminale </text:span><text:span text:style-name="T2">sudo apt-get install gammu-smsd</text:span></text:p>
            </text:list-item>
            <text:list-item>
              <text:p text:style-name="P16"><text:span text:style-name="T3">Estrarre la cartella sms2beamer nella home directory</text:span></text:p>
            </text:list-item>
          </text:list>
        </text:list-item>
      </text:list>
      <text:p text:style-name="P1"/>
      <text:list xml:id="list189308036" text:continue-numbering="true" text:style-name="WW8Num3">
        <text:list-item>
          <text:p text:style-name="P17">Avvio</text:p>
          <text:list>
            <text:list-item>
              <text:p text:style-name="P17">Inserire la penna USB in una porta USB</text:p>
            </text:list-item>
            <text:list-item>
              <text:p text:style-name="P17">Aspettare la richiesta del codice PIN</text:p>
            </text:list-item>
            <text:list-item>
              <text:p text:style-name="P17">Da terminale entrare nella cartella sms2beamer: <text:span text:style-name="T2">cd sms2beamer</text:span></text:p>
            </text:list-item>
            <text:list-item>
              <text:p text:style-name="P16"><text:span text:style-name="T3">Eseguire gammu dal terminale: </text:span><text:span text:style-name="T2">gammu –-config gammu/gammurc getallsms</text:span></text:p>
              <text:list>
                <text:list-item>
                  <text:p text:style-name="P17">ERRORE: Controllare tra le connessioni che la connessione a banda larga sia disabilitata e riprovare, in caso staccare la penna USB e reinserirla (più volte)</text:p>
                </text:list-item>
                <text:list-item>
                  <text:p text:style-name="P17">NIENTE ERRORE: dovrebbe marcare che non ci sono sms nella memoria.</text:p>
                </text:list-item>
              </text:list>
            </text:list-item>
            <text:list-item>
              <text:p text:style-name="P16"><text:span text:style-name="T3">Modificare il file </text:span><text:span text:style-name="T33">impostazioni.sh</text:span><text:span text:style-name="T3"> con le impostazioni desiderate</text:span></text:p>
            </text:list-item>
            <text:list-item>
              <text:p text:style-name="P16"><text:span text:style-name="T3">Avviare lo script smsbeamer.sh: </text:span><text:span text:style-name="T2">./smsbeamer.sh</text:span></text:p>
              <text:list>
                <text:list-item>
                  <text:p text:style-name="P16"><text:span text:style-name="T3">No permessi? Controllare in proprietà del file </text:span><text:span text:style-name="T4">→</text:span><text:span text:style-name="T3"> permessi </text:span><text:span text:style-name="T6">→</text:span><text:span text:style-name="T3"> Consentire esecuzione come programma.</text:span></text:p>
                </text:list-item>
                <text:list-item>
                  <text:p text:style-name="P16"><text:span text:style-name="T3">Avere dei “</text:span><text:span text:style-name="T33">Warnings</text:span><text:span text:style-name="T3">” è normale.</text:span></text:p>
                </text:list-item>
                <text:list-item>
                  <text:p text:style-name="P16"><text:span text:style-name="T3">Si apre firefox con una pagina che si ricarica ogni secondo</text:span></text:p>
                </text:list-item>
              </text:list>
            </text:list-item>
            <text:list-item>
              <text:p text:style-name="P17">INVIARE SMS E CONTROLLARE CHE LA PAGINA SU FIREFOX SI AGGIORNI</text:p>
            </text:list-item>
          </text:list>
        </text:list-item>
      </text:list>
      <text:p text:style-name="P1"/>
      <text:list xml:id="list1703794890" text:continue-numbering="true" text:style-name="WW8Num3">
        <text:list-item>
          <text:list>
            <text:list-item>
              <text:p text:style-name="P16">Se si vuole si possono modificare le impostazioni mentre il programma viene eseguito, le impostazioni verranno prese dal prossimo sms dopo il salvataggio del file <text:span text:style-name="T32">impostazioni.sh</text:span></text:p>
            </text:list-item>
          </text:list>
        </text:list-item>
      </text:list>
      <text:p text:style-name="P9"/>
      <text:list xml:id="list609144851" text:continue-numbering="true" text:style-name="WW8Num3">
        <text:list-item>
          <text:p text:style-name="P16"><text:span text:style-name="T32"><text:s/></text:span><text:span text:style-name="T8">Impostazioni</text:span></text:p>
          <text:list>
            <text:list-item>
              <text:p text:style-name="P28">Scegliere se controllare i messaggi manualmente</text:p>
            </text:list-item>
          </text:list>
        </text:list-item>
      </text:list>
      <text:p text:style-name="P13"><text:s text:c="7"/><text:tab/> <text:s text:c="6"/>- SI <text:span text:style-name="T32">(“S”)</text:span> <text:span text:style-name="T7">→</text:span> richiesta a ogni sms</text:p>
      <text:p text:style-name="P13"><text:s text:c="6"/><text:tab/> <text:s text:c="6"/>- NO <text:span text:style-name="T32">(“N”)</text:span><text:span text:style-name="T7">→</text:span> controllo automatico se ci sono parole nel file <text:span text:style-name="T32">parolevietate.txt</text:span></text:p>
      <text:list xml:id="list1393778256" text:style-name="L1">
        <text:list-item>
          <text:list>
            <text:list-item>
              <text:p text:style-name="P29">Visualizzare il numero completo</text:p>
            </text:list-item>
          </text:list>
        </text:list-item>
      </text:list>
      <text:p text:style-name="P13"><text:s text:c="7"/><text:tab/> <text:s text:c="6"/>- SI <text:span text:style-name="T32">(“S”) </text:span>--&gt; Sarà visualizzato il numero completo</text:p>
      <text:p text:style-name="P13"><text:s text:c="7"/><text:tab/> <text:s text:c="6"/>- NO <text:span text:style-name="T32">(“N”)</text:span> --&gt; Il numerò sarà tagliato del tipo: +4179265****</text:p>
      <text:list xml:id="list1626450386" text:style-name="L2">
        <text:list-item>
          <text:list>
            <text:list-item>
              <text:p text:style-name="P30"><text:span text:style-name="T11">Tempo tra un sms e l'altro in secondi (c'è poco da dire xD) es: </text:span>“10”<text:span text:style-name="T11">.</text:span></text:p>
            </text:list-item>
          </text:list>
        </text:list-item>
      </text:list>
      <text:list xml:id="list509474860" text:continue-list="list609144851" text:style-name="WW8Num3">
        <text:list-item>
          <text:p text:style-name="P16">Errori:</text:p>
          <text:list>
            <text:list-item>
              <text:p text:style-name="P16">Non vengono mostrati gli accenti: Controllare che il file <text:span text:style-name="T32">smsbeamer.html</text:span> sia salvato con la codifica <text:span text:style-name="T32">iso-8859-1</text:span></text:p>
            </text:list-item>
          </text:list>
        </text:list-item>
      </text:list>
      <text:p text:style-name="P2"/>
      <text:p text:style-name="P2"/>
      <text:p text:style-name="P2"/>
      <text:p text:style-name="P2"><text:soft-page-break/>Informazioni per modifiche.</text:p>
      <text:p text:style-name="P2"/>
      <text:list xml:id="list1141492973" text:style-name="WW8Num1">
        <text:list-item>
          <text:p text:style-name="P20">Impostarzioni Programma base: gammu, gammu-smsd su UBUNTU LINUX</text:p>
          <text:list>
            <text:list-item>
              <text:p text:style-name="P21">Impostare file di configurazione (gammu-smsd):</text:p>
            </text:list-item>
          </text:list>
        </text:list-item>
      </text:list>
      <text:p text:style-name="P5"/>
      <text:p text:style-name="P5">sudo gedit [configfile] (/gammu/gammu-smsdrc)</text:p>
      <text:p text:style-name="P3"/>
      <text:p text:style-name="P6"># Configuration file for Gammu SMS Daemon </text:p>
      <text:p text:style-name="P6"/>
      <text:p text:style-name="P6"># Gammu library configuration, see gammurc(5) </text:p>
      <text:p text:style-name="P6">[gammu] </text:p>
      <text:p text:style-name="P6"># Please configure this! </text:p>
      <text:p text:style-name="P6">port = /dev/ttyUSB0 </text:p>
      <text:p text:style-name="P6">connection = at </text:p>
      <text:p text:style-name="P6">synchronizetime = yes </text:p>
      <text:p text:style-name="P6"># Debugging </text:p>
      <text:p text:style-name="P6">#logfile = gammu/logs/gammulog </text:p>
      <text:p text:style-name="P6">#logformat = textall </text:p>
      <text:p text:style-name="P6"/>
      <text:p text:style-name="P6"/>
      <text:p text:style-name="P6"># SMSD configuration, see gammu-smsdrc(5) </text:p>
      <text:p text:style-name="P6">[smsd] </text:p>
      <text:p text:style-name="P6">PIN = 4114 </text:p>
      <text:p text:style-name="P6">service = files </text:p>
      <text:p text:style-name="P6"># Increase for debugging information </text:p>
      <text:p text:style-name="P6">#logfile = gammu/logs/smsdlog </text:p>
      <text:p text:style-name="P6">#debuglevel = 255 </text:p>
      <text:p text:style-name="P6">CheckBattery = 0 </text:p>
      <text:p text:style-name="P6">Send = false </text:p>
      <text:p text:style-name="P6">#ResetFrequency = 10 </text:p>
      <text:p text:style-name="P6"/>
      <text:p text:style-name="P6">#Attention, Hard reset can destroy data. </text:p>
      <text:p text:style-name="P6">#HardResetFrequency = 10 </text:p>
      <text:p text:style-name="P6"/>
      <text:p text:style-name="P6"># Paths where messages are stored </text:p>
      <text:p text:style-name="P6">inboxpath = gammu/inbox/ </text:p>
      <text:p text:style-name="P6">outboxpath = gammu/outbox/ </text:p>
      <text:p text:style-name="P6">sentsmspath = gammu/sent/ </text:p>
      <text:p text:style-name="P6">errorsmspath = gammu/error/</text:p>
      <text:p text:style-name="P3"/>
      <text:list xml:id="list91929805" text:continue-numbering="true" text:style-name="WW8Num1">
        <text:list-item>
          <text:list>
            <text:list-item>
              <text:p text:style-name="P22">Inserire la penna usb internet in una porta USB</text:p>
            </text:list-item>
          </text:list>
        </text:list-item>
      </text:list>
      <text:p text:style-name="P3"/>
      <text:list xml:id="list2110801419" text:continue-numbering="true" text:style-name="WW8Num1">
        <text:list-item>
          <text:p text:style-name="P18"><text:span text:style-name="T5"><text:s/></text:span><text:span text:style-name="T1">Avviare il programma</text:span></text:p>
        </text:list-item>
      </text:list>
      <text:p text:style-name="P11">gammu-smsd –config [configfile] (/gammu/gammu-smsdrc)</text:p>
      <text:p text:style-name="P11"/>
      <text:p text:style-name="P12">I file sms vengono salvati nella cartella “inboxpath” (vedi configfile) e contengono il contenuto del messaggio.</text:p>
      <text:p text:style-name="P12">Il nome del file è definito così:</text:p>
      <text:p text:style-name="P12"/>
      <text:p text:style-name="Preformatted_20_Text"><text:span text:style-name="T9"><text:tab/><text:tab/><text:tab/>IN&lt;</text:span><text:span text:style-name="T14">date</text:span><text:span text:style-name="T9">&gt;_&lt;</text:span><text:span text:style-name="T17">time</text:span><text:span text:style-name="T9">&gt;_&lt;</text:span><text:span text:style-name="T20">serialno</text:span><text:span text:style-name="T9">&gt;_&lt;</text:span><text:span text:style-name="T24">phone_number</text:span><text:span text:style-name="T9">&gt;_&lt;</text:span><text:span text:style-name="T26">sequence</text:span><text:span text:style-name="T9">&gt;.&lt;</text:span><text:span text:style-name="T29">ext</text:span><text:span text:style-name="T9">&gt;</text:span></text:p>
      <text:p text:style-name="P14"><text:span text:style-name="T10">per esempio: <text:s text:c="5"/><text:tab/>IN</text:span><text:span text:style-name="T15">20021130</text:span><text:span text:style-name="T10">_</text:span><text:span text:style-name="T18">021531</text:span><text:span text:style-name="T10">_</text:span><text:span text:style-name="T21">00</text:span><text:span text:style-name="T10">_</text:span><text:span text:style-name="T25">+45409000931640979</text:span><text:span text:style-name="T10">_</text:span><text:span text:style-name="T27">00</text:span><text:span text:style-name="T10">.</text:span><text:span text:style-name="T30">txt</text:span></text:p>
      <text:p text:style-name="Preformatted_20_Text"><text:soft-page-break/><text:span text:style-name="T10"><text:s text:c="7"/></text:span><text:span text:style-name="T13">&lt;</text:span><text:span text:style-name="T16">date</text:span><text:span text:style-name="T13">&gt;</text:span><text:span text:style-name="T9"> - date in format YYYYMMDD</text:span></text:p>
      <text:p text:style-name="Preformatted_20_Text"><text:span text:style-name="T9"><text:s text:c="7"/></text:span><text:span text:style-name="T12">&lt;</text:span><text:span text:style-name="T19">time</text:span><text:span text:style-name="T12">&gt;</text:span><text:span text:style-name="T10"> - time in format HHMMSS</text:span></text:p>
      <text:p text:style-name="Preformatted_20_Text"><text:span text:style-name="T10"><text:s text:c="7"/></text:span><text:span text:style-name="T12">&lt;</text:span><text:span text:style-name="T22">s</text:span><text:span text:style-name="T23">erialno</text:span><text:span text:style-name="T12">&gt;</text:span><text:span text:style-name="T10"> - order of a message (in case more messages were received at</text:span></text:p>
      <text:p text:style-name="Preformatted_20_Text"><text:span text:style-name="T10"><text:s text:c="7"/></text:span><text:span text:style-name="T10">same time), in format NN</text:span></text:p>
      <text:p text:style-name="Preformatted_20_Text"><text:span text:style-name="T10"><text:s text:c="7"/></text:span><text:span text:style-name="T12">&lt;</text:span><text:span text:style-name="T28">sequence</text:span><text:span text:style-name="T12">&gt;</text:span><text:span text:style-name="T10"> - part of the message for multipart messages, in format NN</text:span></text:p>
      <text:p text:style-name="Preformatted_20_Text"><text:span text:style-name="T10"><text:s text:c="7"/></text:span><text:span text:style-name="T12">&lt;</text:span><text:span text:style-name="T31">ext</text:span><text:span text:style-name="T12">&gt;</text:span><text:span text:style-name="T10"> - txt for text <text:s/>message, <text:s/>8-bit <text:s/>messages <text:s/>are <text:s/>stored <text:s/>with <text:s/>bin</text:span></text:p>
      <text:p text:style-name="P14"><text:span text:style-name="T10"><text:s text:c="7"/></text:span><text:span text:style-name="T10">extension</text:span></text:p>
      <text:list xml:id="list218350446" text:style-name="WW8Num2">
        <text:list-item>
          <text:p text:style-name="P31">Programma Bash Script</text:p>
          <text:list>
            <text:list-item>
              <text:p text:style-name="P31">File principale <text:span text:style-name="T32">smsbeamer.sh</text:span></text:p>
            </text:list-item>
          </text:list>
        </text:list-item>
      </text:list>
      <text:p text:style-name="P7">#!/bin/sh </text:p>
      <text:p text:style-name="P7"/>
      <text:p text:style-name="P7">firefox smsbeamer.html &amp;<text:tab/><text:tab/>#Avvia Firefox</text:p>
      <text:p text:style-name="P7"/>
      <text:p text:style-name="P7">echo " </text:p>
      <text:p text:style-name="P7">*************************************************** </text:p>
      <text:p text:style-name="P7">*** <text:s text:c="44"/>*** </text:p>
      <text:p text:style-name="P7">*** <text:s text:c="4"/>SMS2BEAMER - BRIGATA SCOUT LOCARNO <text:s text:c="5"/>*** </text:p>
      <text:p text:style-name="P7">*** <text:s text:c="44"/>*** </text:p>
      <text:p text:style-name="P7">*** <text:s text:c="13"/>Jonas Pfaff 2011 <text:s text:c="14"/>*** </text:p>
      <text:p text:style-name="P7">*** <text:s text:c="44"/>*** </text:p>
      <text:p text:style-name="P7">***************************************************" </text:p>
      <text:p text:style-name="P7"/>
      <text:p text:style-name="P7"/>
      <text:p text:style-name="P7">echo </text:p>
      <text:p text:style-name="P7">echo "PARTENZA... PRONTI... VIA" </text:p>
      <text:p text:style-name="P7">echo "Tra moglie e marito l'Sms ci mette il dito" </text:p>
      <text:p text:style-name="P7">echo </text:p>
      <text:p text:style-name="P7"/>
      <text:p text:style-name="P7">sed -e "s/&lt;!--telefono--&gt;.*/&lt;!--telefono--&gt;/g" -i smsbeamer.html<text:tab/>#Azzera tutto<text:tab/><text:tab/> </text:p>
      <text:p text:style-name="P7">sed -e "s/&lt;!--rimpiazza--&gt;.*/&lt;!--rimpiazza--&gt;/g" -i smsbeamer.html</text:p>
      <text:p text:style-name="P7"/>
      <text:p text:style-name="P7">gammu-smsd --config gammu/gammu-smsdrc<text:tab/>&amp; <text:s/><text:tab/><text:tab/>#Avvia gammu </text:p>
      <text:p text:style-name="P7"/>
      <text:p text:style-name="P7">DIR=gammu/inbox/<text:tab/><text:tab/><text:tab/><text:tab/><text:tab/>#MODIFICA QUESTA RIGA SE CAMBIA LA CARTELLA </text:p>
      <text:p text:style-name="P7"/>
      <text:p text:style-name="P7">while :<text:tab/><text:tab/><text:tab/><text:tab/><text:tab/><text:tab/><text:tab/>#Loop infinito! </text:p>
      <text:p text:style-name="P7">do </text:p>
      <text:p text:style-name="P7"/>
      <text:p text:style-name="P7">. ./impostazioni.sh<text:tab/><text:tab/><text:tab/><text:tab/><text:tab/>#Controlla impostazioni! </text:p>
      <text:p text:style-name="P7"/>
      <text:p text:style-name="P7">if [ "$(ls -A $DIR)" ]; then<text:tab/><text:tab/><text:tab/><text:tab/>#Cartella vuota? </text:p>
      <text:p text:style-name="P7"/>
      <text:p text:style-name="P7"><text:tab/>FILE=$(ls $DIR | head -1)<text:tab/><text:tab/><text:tab/>#Scegli il primo in ordine alfabetico (il più vecchio) </text:p>
      <text:p text:style-name="P7"><text:tab/>echo $FILE<text:tab/><text:tab/><text:tab/><text:tab/><text:tab/>#Output del nome del file (sicurezza) </text:p>
      <text:p text:style-name="P7"/>
      <text:p text:style-name="P7"><text:tab/>. ./leggi.sh<text:tab/><text:tab/><text:tab/><text:tab/><text:tab/>#Richiama script "leggi info da file" </text:p>
      <text:p text:style-name="P7"/>
      <text:p text:style-name="P7"><text:tab/>rm $DIR$FILE<text:tab/><text:tab/><text:tab/><text:tab/><text:tab/>#Elimina File appena letto </text:p>
      <text:p text:style-name="P7"/>
      <text:p text:style-name="P7"><text:tab/>if [ "$CONTROL" = "S" ]; then<text:tab/><text:tab/><text:tab/>#IF Controllo manuale se il testo va bene... </text:p>
      <text:p text:style-name="P7"><text:tab/><text:tab/>echo "Aspetto il via... [S/N]" </text:p>
      <text:p text:style-name="P7"><text:tab/><text:tab/>read VIA </text:p>
      <text:p text:style-name="P7"><text:tab/>else<text:tab/><text:tab/><text:tab/><text:tab/><text:tab/><text:tab/> </text:p>
      <text:p text:style-name="P7"><text:tab/><text:tab/>VIA="S" </text:p>
      <text:p text:style-name="P7"/>
      <text:p text:style-name="P7"><text:tab/><text:tab/>. ./parole.sh<text:tab/><text:tab/><text:tab/><text:tab/>#Richiama Script controllo parole! </text:p>
      <text:p text:style-name="P7"><text:tab/>fi </text:p>
      <text:p text:style-name="P7"><text:tab/><text:tab/> </text:p>
      <text:p text:style-name="P7"><text:tab/>if [ "$VIA" = "S" ]; then<text:tab/><text:tab/><text:tab/>#IF Rimpiazza (o meno) i dati nel file html! </text:p>
      <text:p text:style-name="P7"><text:tab/><text:tab/>sed -e "s/&lt;!--telefono--&gt;.*/&lt;!--telefono--&gt;$NO1 /g" -i smsbeamer.html<text:tab/><text:tab/> </text:p>
      <text:p text:style-name="P7"><text:tab/><text:tab/>sed -e "s/&lt;!--rimpiazza--&gt;.*/&lt;!--rimpiazza--&gt;$TESTO /g" -i smsbeamer.html </text:p>
      <text:p text:style-name="P7"><text:tab/><text:tab/>VIA="N" </text:p>
      <text:p text:style-name="P7"/>
      <text:p text:style-name="P7"><text:tab/><text:tab/>sleep $TEMPO<text:tab/><text:tab/><text:tab/><text:tab/>#Aspetta x secondi </text:p>
      <text:p text:style-name="P7"><text:tab/>fi </text:p>
      <text:p text:style-name="P7"/>
      <text:p text:style-name="P7"><text:tab/>echo </text:p>
      <text:p text:style-name="P7"><text:tab/>echo Ci sono ancora $(ls $DIR | wc -l) messaggi nuovi!<text:tab/>#Informa quanti sms rimangono </text:p>
      <text:p text:style-name="P7"><text:tab/>echo </text:p>
      <text:p text:style-name="P7"/>
      <text:p text:style-name="P7">else </text:p>
      <text:p text:style-name="P7"><text:s text:c="4"/><text:tab/>echo "$DIR is Empty"<text:tab/><text:tab/><text:tab/><text:tab/>#Nessun messaggio nuovo! </text:p>
      <text:p text:style-name="P7"><text:tab/>sleep 5<text:tab/><text:tab/><text:tab/><text:tab/><text:tab/><text:tab/>#Aspetta 5 secondi </text:p>
      <text:p text:style-name="P7">fi </text:p>
      <text:p text:style-name="P7"/>
      <text:p text:style-name="P7">done</text:p>
      <text:p text:style-name="P7"/>
      <text:p text:style-name="P23"/>
      <text:list xml:id="list1950402107" text:style-name="L3">
        <text:list-item>
          <text:list>
            <text:list-item>
              <text:p text:style-name="P24"><text:soft-page-break/>File impostazioni <text:span text:style-name="T32">impostazioni.sh</text:span></text:p>
            </text:list-item>
          </text:list>
        </text:list-item>
      </text:list>
      <text:p text:style-name="Standard"/>
      <text:p text:style-name="P8">CONTROL="N"<text:tab/><text:tab/><text:tab/>#Vuoi poter decidere se inviare un messaggio o meno? [S/N] --&gt; S = controllo manuale, N = controllo automatico </text:p>
      <text:p text:style-name="P8"/>
      <text:p text:style-name="P8">TEL="N"<text:tab/><text:tab/><text:tab/><text:tab/>#Vuoi mostrare il numero di telefono completo? [S/N] </text:p>
      <text:p text:style-name="P8"/>
      <text:p text:style-name="P8">TEMPO="10"<text:tab/><text:tab/><text:tab/>#Quanto tempo vuoi che venga aspettato tra un sms e l'altro? [SECONDI]</text:p>
      <text:list xml:id="list1873541737" text:style-name="L4">
        <text:list-item>
          <text:list>
            <text:list-header>
              <text:p text:style-name="P25"/>
              <text:p text:style-name="P25"/>
            </text:list-header>
            <text:list-item>
              <text:p text:style-name="P25">File elaborazione testo <text:span text:style-name="T32">leggi.sh</text:span></text:p>
            </text:list-item>
          </text:list>
        </text:list-item>
      </text:list>
      <text:p text:style-name="P9"/>
      <text:p text:style-name="P10">NO1=$(echo $FILE | awk -F _ '{print $4}')<text:tab/>#Estrai numero di telefono dal nome del file </text:p>
      <text:p text:style-name="P10"/>
      <text:p text:style-name="P10">echo $NO1 </text:p>
      <text:p text:style-name="P10"><text:tab/> </text:p>
      <text:p text:style-name="P10">if [ "$TEL" = "N" ]; then<text:tab/><text:tab/><text:tab/>#Taglia parte del numero di telefono </text:p>
      <text:p text:style-name="P10"><text:tab/>NO1=$(echo $NO1 | cut -c-8) </text:p>
      <text:p text:style-name="P10"><text:tab/>NO1=$NO1**** </text:p>
      <text:p text:style-name="P10">fi </text:p>
      <text:p text:style-name="P10">echo $NO1<text:tab/><text:tab/><text:tab/><text:tab/><text:tab/> </text:p>
      <text:p text:style-name="P10"/>
      <text:p text:style-name="P10">TESTO=$(cat $DIR$FILE)<text:tab/><text:tab/><text:tab/><text:tab/>#Testo copiato dal messaggio </text:p>
      <text:p text:style-name="P10"/>
      <text:p text:style-name="P10">TESTO=$(echo $TESTO | awk -F"/" '{$1=$1}1' OFS="\/")<text:tab/>#Evitare problemi con caratteri speciali, </text:p>
      <text:p text:style-name="P10">TESTO=$(echo $TESTO | awk -F"&amp;" '{$1=$1}1' OFS="\&amp;")<text:tab/>#quindi vengono rimpiazzati </text:p>
      <text:p text:style-name="P10"/>
      <text:p text:style-name="P10">echo $TESTO<text:tab/><text:tab/><text:tab/><text:tab/><text:tab/>#Output del testo definitivo</text:p>
      <text:p text:style-name="P10"/>
      <text:p text:style-name="P10"/>
      <text:p text:style-name="P10"/>
      <text:list xml:id="list1677108383" text:style-name="L5">
        <text:list-item>
          <text:list>
            <text:list-item>
              <text:p text:style-name="P26">File controllo parole <text:span text:style-name="T32">parole.sh</text:span></text:p>
            </text:list-item>
          </text:list>
        </text:list-item>
      </text:list>
      <text:p text:style-name="P9"/>
      <text:p text:style-name="P10">TESTOP=$(echo $TESTO | tr '[:upper:]' '[:lower:]')<text:tab/>#Trasforma ogni lettera maiuscola in minuscolo </text:p>
      <text:p text:style-name="P10"><text:tab/><text:tab/><text:tab/><text:tab/><text:tab/><text:tab/><text:tab/><text:tab/><text:tab/>#per poter comparare case-insensitive </text:p>
      <text:p text:style-name="P10"><text:tab/>cat parolevietate.txt | while read WORD; do<text:tab/><text:tab/><text:tab/>#Controlla se messaggio contiene parole vietate cat par.file | while <text:s/>read $line;do </text:p>
      <text:p text:style-name="P10"><text:tab/> </text:p>
      <text:p text:style-name="P10"><text:tab/><text:tab/>case $TESTOP in </text:p>
      <text:p text:style-name="P10"><text:s text:c="2"/><text:tab/><text:tab/># match exact string </text:p>
      <text:p text:style-name="P10"><text:s text:c="2"/><text:tab/><text:tab/>"$WORD") </text:p>
      <text:p text:style-name="P10"><text:tab/><text:tab/><text:tab/>VIA="N" </text:p>
      <text:p text:style-name="P10"><text:tab/><text:tab/><text:tab/>echo "Trovata parola o frase non accettata" ;; </text:p>
      <text:p text:style-name="P10"><text:s text:c="2"/></text:p>
      <text:p text:style-name="P10"><text:s text:c="2"/><text:tab/><text:tab/># match start of string </text:p>
      <text:p text:style-name="P10"><text:s text:c="2"/><text:tab/><text:tab/>"$WORD"*) </text:p>
      <text:p text:style-name="P10"><text:tab/><text:tab/><text:tab/>VIA="N" </text:p>
      <text:p text:style-name="P10"><text:tab/><text:tab/><text:tab/>echo "Trovata parola o frase non accettata" ;; </text:p>
      <text:p text:style-name="P10"/>
      <text:p text:style-name="P10"><text:s text:c="2"/><text:tab/><text:tab/># match end of string </text:p>
      <text:p text:style-name="P10"><text:s text:c="2"/><text:tab/><text:tab/>*"$WORD") </text:p>
      <text:p text:style-name="P10"><text:tab/><text:tab/><text:tab/>VIA="N" </text:p>
      <text:p text:style-name="P10"><text:tab/><text:tab/><text:tab/>echo "Trovata parola o frase non accettata" ;; </text:p>
      <text:p text:style-name="P10"/>
      <text:p text:style-name="P10"><text:s text:c="2"/><text:tab/><text:tab/># searchString can be anywhere in thisString </text:p>
      <text:p text:style-name="P10"><text:s text:c="2"/><text:tab/><text:tab/>*"$WORD"*) </text:p>
      <text:p text:style-name="P10"><text:tab/><text:tab/><text:tab/>VIA="N" </text:p>
      <text:p text:style-name="P10"><text:tab/><text:tab/><text:tab/>echo "Trovata parola o frase non accettata" ;; </text:p>
      <text:p text:style-name="P10"><text:s text:c="2"/></text:p>
      <text:p text:style-name="P10"><text:s text:c="2"/><text:tab/><text:tab/>*) <text:s/>;; </text:p>
      <text:p text:style-name="P10"><text:tab/><text:tab/>esac </text:p>
      <text:p text:style-name="P10"/>
      <text:p text:style-name="P10"><text:tab/>done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AR PL UMing HK1" svg:font-family="'AR PL UMing HK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AR PL UMing HK2" svg:font-family="'AR PL UMing HK'" style:font-pitch="variable"/>
    <style:font-face style:name="Bandal" svg:font-family="Bandal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CH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it" fo:country="CH" style:letter-kerning="true" style:font-name-asian="AR PL UMing H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WW8Num1z0" style:family="text">
      <style:text-properties style:font-name="Wingdings" style:font-name-complex="OpenSymbol"/>
    </style:style>
    <style:style style:name="WW8Num1z3" style:family="text">
      <style:text-properties style:font-name="Wingdings 2" style:font-name-complex="OpenSymbol"/>
    </style:style>
    <style:style style:name="WW8Num2z0" style:family="text">
      <style:text-properties style:font-name="Wingdings" style:font-name-complex="OpenSymbol"/>
    </style:style>
    <style:style style:name="WW8Num2z3" style:family="text">
      <style:text-properties style:font-name="Wingdings 2" style:font-name-complex="OpenSymbol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text:bullet-char="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text:bullet-char="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3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z3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1z3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1z3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z3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1z3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text:bullet-char="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text:bullet-char="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3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3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3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2z3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3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3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Pfaff</meta:initial-creator>
    <meta:creation-date>2011-10-26T21:12:23</meta:creation-date>
    <dc:creator>Jonas Pfaff</dc:creator>
    <dc:date>2011-12-21T16:15:48</dc:date>
    <meta:editing-cycles>12</meta:editing-cycles>
    <meta:editing-duration>PT1H6M14S</meta:editing-duration>
    <meta:generator>LibreOffice/3.4$Unix LibreOffice_project/340m1$Build-402</meta:generator>
    <meta:document-statistic meta:table-count="0" meta:image-count="0" meta:object-count="0" meta:page-count="4" meta:paragraph-count="173" meta:word-count="1012" meta:character-count="7057" meta:non-whitespace-character-count="5662"/>
    <meta:user-defined meta:name="Info 1"/>
    <meta:user-defined meta:name="Info 2"/>
    <meta:user-defined meta:name="Info 3"/>
    <meta:user-defined meta:name="Info 4"/>
  </office:meta>
</office:document-meta>
</file>